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ORDERD</text:p>
          </table:table-cell>
          <table:table-cell office:value-type="float" office:value="1001" calcext:value-type="float">
            <text:p>1001</text:p>
          </table:table-cell>
          <table:table-cell office:value-type="float" office:value="1002" calcext:value-type="float">
            <text:p>1002</text:p>
          </table:table-cell>
          <table:table-cell office:value-type="float" office:value="1003" calcext:value-type="float">
            <text:p>1003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QUANTITY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ORDERDID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PRICE</text:p>
          </table:table-cell>
          <table:table-cell table:formula="of:=HLOOKUP(1003;[.B1:.E3];3;0)" office:value-type="float" office:value="32" calcext:value-type="float">
            <text:p>3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30T19:20:25.415000000</meta:creation-date>
    <dc:date>2024-01-30T19:44:05.986000000</dc:date>
    <meta:editing-duration>PT3M</meta:editing-duration>
    <meta:editing-cycles>1</meta:editing-cycles>
    <meta:document-statistic meta:table-count="1" meta:cell-count="18" meta:object-count="0"/>
    <meta:generator>XLSX_Editor/6.2.8.2$Windows_x86 LibreOffice_project/</meta:generator>
  </office:meta>
</office:document-meta>
</file>